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2.775cm" style:rel-column-width="9569*"/>
    </style:style>
    <style:style style:name="Table1.B" style:family="table-column">
      <style:table-column-properties style:column-width="12.347cm" style:rel-column-width="42586*"/>
    </style:style>
    <style:style style:name="Table1.C" style:family="table-column">
      <style:table-column-properties style:column-width="1.886cm" style:rel-column-width="6503*"/>
    </style:style>
    <style:style style:name="Table1.D" style:family="table-column">
      <style:table-column-properties style:column-width="1.993cm" style:rel-column-width="6877*"/>
    </style:style>
    <style:style style:name="Table1.1" style:family="table-row">
      <style:table-row-properties style:min-row-height="0.711cm" fo:keep-together="auto"/>
    </style:style>
    <style:style style:name="Table1.A1" style:family="table-cell">
      <style:table-cell-properties style:vertical-align="middle" fo:background-color="#f2ebe4" fo:padding="0.051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51cm" fo:border="0.05pt solid #000000">
        <style:background-image/>
      </style:table-cell-properties>
    </style:style>
    <style:style style:name="Table1.2" style:family="table-row">
      <style:table-row-properties style:min-row-height="1.199cm" fo:keep-together="auto"/>
    </style:style>
    <style:style style:name="Table1.A2" style:family="table-cell">
      <style:table-cell-properties fo:padding="0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75cm" style:rel-column-width="9569*"/>
    </style:style>
    <style:style style:name="Tabella1.B" style:family="table-column">
      <style:table-column-properties style:column-width="12.347cm" style:rel-column-width="42586*"/>
    </style:style>
    <style:style style:name="Tabella1.C" style:family="table-column">
      <style:table-column-properties style:column-width="1.884cm" style:rel-column-width="6497*"/>
    </style:style>
    <style:style style:name="Tabella1.D" style:family="table-column">
      <style:table-column-properties style:column-width="1.995cm" style:rel-column-width="6883*"/>
    </style:style>
    <style:style style:name="Tabella1.1" style:family="table-row">
      <style:table-row-properties style:min-row-height="0.02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5374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5374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53740" style:font-size-asian="8pt" style:font-size-complex="8pt"/>
    </style:style>
    <style:style style:name="P4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officeooo:paragraph-rsid="00153740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53740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8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53740" style:font-size-asian="8pt" style:font-size-complex="8pt"/>
    </style:style>
    <style:style style:name="P9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53740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officeooo:paragraph-rsid="0016abed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Helvetica" fo:font-size="10pt" fo:font-weight="normal" officeooo:paragraph-rsid="0016abed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16abe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22" style:family="paragraph" style:parent-style-name="Table_20_Contents">
      <style:text-properties style:font-name="Helvetica" fo:font-size="6pt" style:font-size-asian="6pt" style:font-size-complex="6pt"/>
    </style:style>
    <style:style style:name="P23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5" style:family="paragraph" style:parent-style-name="Table_20_Contents">
      <style:text-properties style:font-name="Helvetica" fo:font-size="6pt" style:font-size-asian="5.25pt" style:font-size-complex="6pt"/>
    </style:style>
    <style:style style:name="P26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Helvetic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333333" style:font-name="Helvetica" fo:font-size="10pt" fo:font-weight="bold" officeooo:paragraph-rsid="0016abe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P35" style:family="paragraph" style:parent-style-name="Standard">
      <style:text-properties fo:font-size="10pt" style:font-size-asian="8.75pt" style:font-size-complex="10pt"/>
    </style:style>
    <style:style style:name="P36" style:family="paragraph" style:parent-style-name="Standard">
      <style:text-properties fo:font-size="6pt" style:font-size-asian="5.25pt" style:font-size-complex="6pt"/>
    </style:style>
    <style:style style:name="P37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P38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P39" style:family="paragraph" style:parent-style-name="Table_20_Contents">
      <style:paragraph-properties fo:margin-left="-0.009cm" fo:margin-right="0.168cm" fo:text-align="end" style:justify-single-word="false" fo:text-indent="0cm" style:auto-text-indent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40" style:family="paragraph">
      <style:text-properties style:font-name="Helvetica" fo:font-size="10pt" style:font-size-asian="10pt" style:font-size-complex="10pt"/>
    </style:style>
    <style:style style:name="P41" style:family="paragraph">
      <style:paragraph-properties fo:text-align="center"/>
    </style:style>
    <style:style style:name="P42" style:family="paragraph">
      <style:paragraph-properties fo:text-align="center"/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style="normal" style:font-name-asian="Times New Roman" style:font-style-asian="normal" style:font-name-complex="Times New Roman" style:font-style-complex="normal"/>
    </style:style>
    <style:style style:name="T5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Hevetica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8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Helvetica" fo:font-size="10pt" style:font-size-asian="10pt" style:font-size-complex="10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439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size_x=220,size_y=65,hold_ratio=True)" text:anchor-type="page" text:anchor-page-number="1" svg:x="17.949cm" svg:y="1.041cm" draw:z-index="2">
        <draw:text-box fo:min-height="0.499cm" fo:min-width="2cm">
          <text:p text:style-name="Frame_20_contents"/>
        </draw:text-box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9">Cod. articolo</text:p>
            </table:table-cell>
            <table:table-cell table:style-name="Table1.A1" office:value-type="string">
              <text:p text:style-name="P29">Descrizione</text:p>
            </table:table-cell>
            <table:table-cell table:style-name="Table1.A1" office:value-type="string">
              <text:p text:style-name="P30">U.M.</text:p>
            </table:table-cell>
            <table:table-cell table:style-name="Table1.D1" office:value-type="string">
              <text:p text:style-name="P30">Q.TA'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4"><text:placeholder text:placeholder-type="text">&lt;for each="line in o.ddt_lines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 table:style-name="Tabella1.1">
                <table:table-cell table:style-name="Tabella1.A1" office:value-type="string">
                  <text:p text:style-name="P31"><text:placeholder text:placeholder-type="text">&lt;line.product_id.code or ''&gt;</text:placeholder></text:p>
                </table:table-cell>
                <table:table-cell table:style-name="Tabella1.A1" office:value-type="string">
                  <text:p text:style-name="P31"><text:placeholder text:placeholder-type="text">&lt;line.product_id.name or ''&gt;</text:placeholder></text:p>
                </table:table-cell>
                <table:table-cell table:style-name="Tabella1.A1" office:value-type="string">
                  <text:p text:style-name="P32"><text:placeholder text:placeholder-type="text">&lt;line.product_uom.name or ''&gt;</text:placeholder></text:p>
                </table:table-cell>
                <table:table-cell table:style-name="Tabella1.D1" office:value-type="string">
                  <text:p text:style-name="P39"><text:placeholder text:placeholder-type="text">&lt;formatLang(line.product_uom_qty,digits=0)&gt;</text:placeholder></text:p>
                </table:table-cell>
              </table:table-row>
            </table:table>
            <text:p text:style-name="P24"><text:placeholder text:placeholder-type="text">&lt;/for&gt;</text:placeholder></text:p>
            <text:p text:style-name="P24"/>
          </table:table-cell>
          <table:covered-table-cell/>
          <table:covered-table-cell/>
          <table:covered-table-cell/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fo:min-width="1.24cm" fo:min-height="1.24cm" text:anchor-type="paragraph" svg:x="0cm" svg:y="0cm" fo:margin-left="0.201cm" fo:margin-right="0.201cm" fo:margin-top="0.201cm" fo:margin-bottom="0.201cm" style:wrap="parallel" style:number-wrapped-paragraphs="no-limit" style:wrap-contour="false" style:vertical-pos="from-top" style:vertical-rel="paragraph-content" style:horizontal-pos="from-left" style:horizontal-rel="paragraph-content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517cm" style:rel-column-width="12131*"/>
    </style:style>
    <style:style style:name="Table3.B" style:family="table-column">
      <style:table-column-properties style:column-width="3.433cm" style:rel-column-width="11839*"/>
    </style:style>
    <style:style style:name="Table3.C" style:family="table-column">
      <style:table-column-properties style:column-width="2.868cm" style:rel-column-width="9892*"/>
    </style:style>
    <style:style style:name="Table3.D" style:family="table-column">
      <style:table-column-properties style:column-width="3.286cm" style:rel-column-width="11334*"/>
    </style:style>
    <style:style style:name="Table3.E" style:family="table-column">
      <style:table-column-properties style:column-width="4.958cm" style:rel-column-width="17101*"/>
    </style:style>
    <style:style style:name="Table3.F" style:family="table-column">
      <style:table-column-properties style:column-width="0.938cm" style:rel-column-width="3238*"/>
    </style:style>
    <style:style style:name="Table3.1" style:family="table-row">
      <style:table-row-properties style:min-row-height="4.159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3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fo:padding="0.097cm" fo:border="0.05pt solid #000000"/>
    </style:style>
    <style:style style:name="Table3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3.D3" style:family="table-cell">
      <style:table-cell-properties fo:padding="0.097cm" fo:border-left="none" fo:border-right="none" fo:border-top="0.05pt solid #000000" fo:border-bottom="0.05pt solid #000000"/>
    </style:style>
    <style:style style:name="Table3.4" style:family="table-row">
      <style:table-row-properties style:row-height="1.422cm"/>
    </style:style>
    <style:style style:name="Table3.A4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3.F4" style:family="table-cell">
      <style:table-cell-properties fo:background-color="transparent" fo:padding="0.049cm" fo:border="0.05pt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84cm" style:rel-column-width="16694*"/>
    </style:style>
    <style:style style:name="Table6.B" style:family="table-column">
      <style:table-column-properties style:column-width="1.244cm" style:rel-column-width="4289*"/>
    </style:style>
    <style:style style:name="Table6.C" style:family="table-column">
      <style:table-column-properties style:column-width="1.923cm" style:rel-column-width="6631*"/>
    </style:style>
    <style:style style:name="Table6.D" style:family="table-column">
      <style:table-column-properties style:column-width="1.801cm" style:rel-column-width="6211*"/>
    </style:style>
    <style:style style:name="Table6.E" style:family="table-column">
      <style:table-column-properties style:column-width="2.563cm" style:rel-column-width="8839*"/>
    </style:style>
    <style:style style:name="Table6.F" style:family="table-column">
      <style:table-column-properties style:column-width="2.708cm" style:rel-column-width="9338*"/>
    </style:style>
    <style:style style:name="Table6.G" style:family="table-column">
      <style:table-column-properties style:column-width="2.014cm" style:rel-column-width="6947*"/>
    </style:style>
    <style:style style:name="Table6.H" style:family="table-column">
      <style:table-column-properties style:column-width="1.91cm" style:rel-column-width="6586*"/>
    </style:style>
    <style:style style:name="Table6.1" style:family="table-row">
      <style:table-row-properties style:row-height="1.27cm"/>
    </style:style>
    <style:style style:name="Table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6.H1" style:family="table-cell">
      <style:table-cell-properties fo:padding="0.101cm" fo:border="0.05pt solid #000000"/>
    </style:style>
    <style:style style:name="Table6.A2" style:family="table-cell">
      <style:table-cell-properties fo:padding="0.101cm" fo:border-left="0.05pt solid #000000" fo:border-right="none" fo:border-top="none" fo:border-bottom="0.05pt solid #000000"/>
    </style:style>
    <style:style style:name="Table6.E2" style:family="table-cell">
      <style:table-cell-properties fo:padding="0.101cm" fo:border-left="0.05pt solid #000000" fo:border-right="0.05pt solid #000000" fo:border-top="none" fo:border-bottom="0.05pt solid #000000"/>
    </style:style>
    <style:style style:name="Table6.3" style:family="table-row">
      <style:table-row-properties style:row-height="1.371cm"/>
    </style:style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5374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53740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5374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53740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53740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53740"/>
    </style:style>
    <style:style style:name="MP7" style:family="paragraph" style:parent-style-name="Table_20_Contents">
      <style:text-properties fo:font-size="8pt" style:font-size-asian="8pt" style:font-size-complex="8pt"/>
    </style:style>
    <style:style style:name="MP8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9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officeooo:paragraph-rsid="00153740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MP12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333333" style:font-name="Helvetica" fo:font-size="10pt" fo:font-weight="bold" officeooo:paragraph-rsid="0016abed" style:font-size-asian="10pt" style:font-weight-asian="bold" style:font-size-complex="10pt" style:font-weight-complex="bold"/>
    </style:style>
    <style:style style:name="MP15" style:family="paragraph" style:parent-style-name="Table_20_Contents">
      <style:paragraph-properties fo:text-align="start" style:justify-single-word="false"/>
      <style:text-properties style:font-name="Helvetica" fo:font-size="10pt" fo:font-weight="normal" officeooo:paragraph-rsid="0016abed" style:font-size-asian="10pt" style:font-weight-asian="normal" style:font-size-complex="10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officeooo:paragraph-rsid="0016abed" style:font-size-asian="10pt" style:font-weight-asian="normal" style:font-size-complex="10pt" style:font-weight-complex="normal"/>
    </style:style>
    <style:style style:name="MP17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18" style:family="paragraph">
      <style:text-properties style:font-name="Helvetica" fo:font-size="10pt" style:font-size-asian="10pt" style:font-size-complex="10pt"/>
    </style:style>
    <style:style style:name="MP19" style:family="paragraph">
      <style:paragraph-properties fo:text-align="center"/>
    </style:style>
    <style:style style:name="MP20" style:family="paragraph">
      <style:paragraph-properties fo:text-align="center"/>
      <style:text-properties style:font-name="Helvetica" fo:font-size="10pt" style:font-size-asian="10pt" style:font-size-complex="10pt"/>
    </style:style>
    <style:style style:name="MP21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16abed" style:font-size-asian="10pt" style:font-weight-asian="bold" style:font-size-complex="10pt" style:font-weight-complex="bold"/>
    </style:style>
    <style:style style:name="MP22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23" style:family="paragraph" style:parent-style-name="Table_20_Contents">
      <style:text-properties style:font-name="Helvetica" fo:font-size="6pt" style:font-size-asian="6pt" style:font-size-complex="6pt"/>
    </style:style>
    <style:style style:name="MP24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5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26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8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9" style:family="paragraph" style:parent-style-name="Standard">
      <style:text-properties fo:font-size="10pt" style:font-size-asian="8.75pt" style:font-size-complex="10pt"/>
    </style:style>
    <style:style style:name="MP30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1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MP32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MP33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4" style:family="paragraph" style:parent-style-name="Table_20_Contents">
      <style:text-properties style:font-name="Helvetica" fo:font-size="6pt" style:font-size-asian="5.25pt" style:font-size-complex="6pt"/>
    </style:style>
    <style:style style:name="MP35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style:font-name="Hevetica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7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MT8" style:family="text">
      <style:text-properties fo:font-style="normal" style:font-name-asian="Times New Roman" style:font-style-asian="normal" style:font-name-complex="Times New Roman" style:font-style-complex="normal"/>
    </style:style>
    <style:style style:name="MT9" style:family="text">
      <style:text-properties style:font-name="Helvetica" fo:font-size="10pt" style:font-size-asian="10pt" style:font-size-complex="10pt"/>
    </style:style>
    <style:style style:name="MT10" style:family="text">
      <style:text-properties fo:font-size="10pt" style:font-size-asian="10pt" style:font-size-complex="10pt"/>
    </style:style>
    <style:style style:name="MT11" style:family="text">
      <style:text-properties fo:font-weight="bold" style:font-weight-asian="bold" style:font-weight-complex="bold"/>
    </style:style>
    <style:style style:name="MT12" style:family="text">
      <style:text-properties fo:font-weight="normal" style:font-weight-asian="normal" style:font-weight-complex="normal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439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table:number-columns-spanned="3" office:value-type="string">
              <text:p text:style-name="MP1"><text:placeholder text:placeholder-type="text">&lt;o.picking_ids.company_id.partner_id.name or ''&gt;</text:placeholder></text:p>
              <text:p text:style-name="MP2"/>
              <text:p text:style-name="MP3"><text:placeholder text:placeholder-type="text">&lt;o.picking_ids.company_id.partner_id.street or ''&gt;</text:placeholder> <text:placeholder text:placeholder-type="text">&lt;o.picking_ids.company_id.partner_id.street2 or ''&gt;</text:placeholder></text:p>
              <text:p text:style-name="MP4"><text:span text:style-name="MT1"><text:placeholder text:placeholder-type="text">&lt;o.picking_ids.company_id.partner_id.zip or ''&gt;</text:placeholder></text:span><text:span text:style-name="MT1"> </text:span><text:span text:style-name="MT1"><text:placeholder text:placeholder-type="text">&lt;o.picking_ids.company_id.partner_id.city or ''&gt;</text:placeholder></text:span></text:p>
              <text:p text:style-name="MP5"><text:span text:style-name="MT2">Tel: </text:span><text:span text:style-name="MT1"><text:placeholder text:placeholder-type="text">&lt;o.picking_ids.company_id.partner_id.phone or ''&gt;</text:placeholder></text:span></text:p>
              <text:p text:style-name="MP6"><text:span text:style-name="MT3">Fax: </text:span><text:span text:style-name="MT4"><text:placeholder text:placeholder-type="text">&lt;o.picking_ids.company_id.partner_id.fax or ''&gt;</text:placeholder></text:span></text:p>
              <text:p text:style-name="MP5"><text:span text:style-name="MT2">Email: </text:span><text:s/><text:span text:style-name="MT1"><text:placeholder text:placeholder-type="text">&lt;o.picking_ids.company_id.partner_id.email or ''&gt;</text:placeholder></text:span></text:p>
              <text:p text:style-name="MP6"><text:span text:style-name="MT3">P.IVA: </text:span><text:span text:style-name="MT5"><text:placeholder text:placeholder-type="text">&lt;o.picking_ids.company_id.partner_id.vat or ''&gt;</text:placeholder></text:span></text:p>
              <text:p text:style-name="MP6"><text:span text:style-name="MT6">CF: </text:span><text:span text:style-name="MT5"><text:placeholder text:placeholder-type="text">&lt;o.picking_ids.company_id.partner_id.fiscalcode or ''&gt;</text:placeholder></text:span></text:p>
            </table:table-cell>
            <table:covered-table-cell/>
            <table:covered-table-cell/>
            <table:table-cell table:style-name="Table3.D1" table:number-columns-spanned="3" office:value-type="string">
              <text:p text:style-name="MP7"><text:placeholder text:placeholder-type="text">&lt;o.partner_id and (setLang(o.partner_id.lang or 'en_US'))&gt;</text:placeholder></text:p>
              <text:p text:style-name="MP7"/>
              <text:p text:style-name="MP7"/>
              <text:p text:style-name="MP7"/>
              <text:p text:style-name="MP7"/>
              <text:p text:style-name="Table_20_Contents"/>
            </table:table-cell>
            <table:covered-table-cell/>
            <table:covered-table-cell/>
          </table:table-row>
          <table:table-row>
            <table:table-cell table:style-name="Table3.A2" table:number-columns-spanned="3" office:value-type="string">
              <text:p text:style-name="MP8">Destinatario</text:p>
              <text:p text:style-name="MP8"/>
              <text:p text:style-name="MP9"><text:placeholder text:placeholder-type="text">&lt;o.partner_id and o.partner_id.name or ''&gt;</text:placeholder></text:p>
              <text:p text:style-name="MP10"><text:placeholder text:placeholder-type="text">&lt;o.partner_id.street or ''&gt;</text:placeholder></text:p>
              <text:p text:style-name="MP10"><text:placeholder text:placeholder-type="text">&lt;o.partner_id.zip or ''&gt;</text:placeholder> - <text:placeholder text:placeholder-type="text">&lt;o.partner_id.city or ''&gt;</text:placeholder>, <text:placeholder text:placeholder-type="text">&lt;o.partner_id.state_id.code or ''&gt;</text:placeholder> <text:placeholder text:placeholder-type="text">&lt;o.partner_id.country_id.name or ''&gt;</text:placeholder></text:p>
            </table:table-cell>
            <table:covered-table-cell/>
            <table:covered-table-cell/>
            <table:table-cell table:style-name="Table3.D2" table:number-columns-spanned="3" office:value-type="string">
              <text:p text:style-name="MP11"><text:placeholder text:placeholder-type="text">&lt;choose&gt;</text:placeholder></text:p>
              <text:p text:style-name="MP11"><text:placeholder text:placeholder-type="text">&lt;when test="o.delivery_address_id"&gt;</text:placeholder></text:p>
              <text:p text:style-name="MP12">Luogo di destinazione</text:p>
              <text:p text:style-name="MP11"/>
              <text:p text:style-name="MP12"><text:placeholder text:placeholder-type="text">&lt;o.delivery_address_id.name or ''&gt;</text:placeholder></text:p>
              <text:p text:style-name="MP13"><text:placeholder text:placeholder-type="text">&lt;o.delivery_address_id.street or ''&gt;</text:placeholder> <text:placeholder text:placeholder-type="text">&lt;o.delivery_address_id.street2 or ''&gt;</text:placeholder></text:p>
              <text:p text:style-name="MP11"><text:placeholder text:placeholder-type="text">&lt;o.delivery_address_id.zip or ''&gt;</text:placeholder> - <text:placeholder text:placeholder-type="text">&lt;o.delivery_address_id.city or ''&gt;</text:placeholder>, <text:placeholder text:placeholder-type="text">&lt;o.delivery_address_id.state_id.code or ''&gt;</text:placeholder> <text:placeholder text:placeholder-type="text">&lt;o.delivery_address_id.country_id.name or ''&gt;</text:placeholder></text:p>
              <text:p text:style-name="MP11"><text:placeholder text:placeholder-type="text">&lt;/when&gt;</text:placeholder></text:p>
              <text:p text:style-name="MP11"><text:placeholder text:placeholder-type="text">&lt;otherwise&gt;</text:placeholder></text:p>
              <text:p text:style-name="MP11"><text:placeholder text:placeholder-type="text">&lt;if test="o.address_id"&gt;</text:placeholder></text:p>
              <text:p text:style-name="MP12">Luogo di destinazione</text:p>
              <text:p text:style-name="MP12"/>
              <text:p text:style-name="MP14"><text:placeholder text:placeholder-type="text">&lt;o.partner_id and o.partner_id.name or ''&gt;</text:placeholder></text:p>
              <text:p text:style-name="MP15"><text:span text:style-name="MT7"><text:placeholder text:placeholder-type="text">&lt;o.partner_id.street or ''&gt;</text:placeholder></text:span> <text:span text:style-name="MT7"><text:placeholder text:placeholder-type="text">&lt;o.partner_id.street2 or ''&gt;</text:placeholder></text:span></text:p>
              <text:p text:style-name="MP16"><text:span text:style-name="MT8"><text:placeholder text:placeholder-type="text">&lt;o.partner_id.zip or ''&gt;</text:placeholder></text:span> - <text:span text:style-name="MT8"><text:placeholder text:placeholder-type="text">&lt;o.partner_id.city or ''&gt;</text:placeholder></text:span>, <text:span text:style-name="MT8"><text:placeholder text:placeholder-type="text">&lt;o.partner_id.state_id.code or ''&gt;</text:placeholder></text:span> <text:span text:style-name="MT8"><text:placeholder text:placeholder-type="text">&lt;o.partner_id.country_id.name or ''&gt;</text:placeholder></text:span></text:p>
              <text:p text:style-name="MP11"><text:placeholder text:placeholder-type="text">&lt;/if&gt;</text:placeholder></text:p>
              <text:p text:style-name="MP11"><text:placeholder text:placeholder-type="text">&lt;/otherwise&gt;</text:placeholder></text:p>
              <text:p text:style-name="MP11"><text:placeholder text:placeholder-type="text">&lt;/choose&gt;</text:placeholder></text:p>
            </table:table-cell>
            <table:covered-table-cell/>
            <table:covered-table-cell/>
          </table:table-row>
          <table:table-row>
            <table:table-cell table:style-name="Table3.A3" table:number-columns-spanned="3" office:value-type="string">
              <text:p text:style-name="MP8"/>
            </table:table-cell>
            <table:covered-table-cell/>
            <table:covered-table-cell/>
            <table:table-cell table:style-name="Table3.D3" table:number-columns-spanned="3" office:value-type="string">
              <text:p text:style-name="MP13"/>
            </table:table-cell>
            <table:covered-table-cell/>
            <table:covered-table-cell/>
          </table:table-row>
          <table:table-row table:style-name="Table3.4">
            <table:table-cell table:style-name="Table3.A4" office:value-type="string">
              <text:p text:style-name="MP17"><draw:frame text:anchor-type="paragraph" draw:z-index="0" draw:style-name="Mgr1" draw:text-style-name="MP18" svg:width="2.789cm" svg:height="0.539cm" svg:x="0.679cm" svg:y="-0.332cm"><draw:text-box><text:p><text:span text:style-name="MT9">N° Documento</text:span></text:p></draw:text-box></draw:frame><draw:frame text:anchor-type="paragraph" draw:z-index="1" draw:style-name="Mgr1" draw:text-style-name="MP20" svg:width="2.703cm" svg:height="0.539cm" svg:x="3.454cm" svg:y="-0.332cm"><draw:text-box><text:p text:style-name="MP19"><text:span text:style-name="MT9">Del</text:span></text:p></draw:text-box></draw:frame></text:p>
              <text:p text:style-name="MP21"><text:placeholder text:placeholder-type="text">&lt;o.sequence or ''&gt;</text:placeholder>/<text:placeholder text:placeholder-type="text">&lt;o.number or ''&gt;</text:placeholder></text:p>
            </table:table-cell>
            <table:table-cell table:style-name="Table3.A4" office:value-type="string">
              <text:p text:style-name="MP22"/>
              <text:p text:style-name="MP22"><text:placeholder text:placeholder-type="text">&lt;o.date and (formatLang(o.date[0:10], date=True)) or ''&gt;</text:placeholder></text:p>
            </table:table-cell>
            <table:table-cell table:style-name="Table3.A4" table:number-columns-spanned="2" office:value-type="string">
              <text:p text:style-name="MP23">Cod. Cliente</text:p>
              <text:p text:style-name="MP23"/>
              <text:p text:style-name="MP24"><text:placeholder text:placeholder-type="text">&lt;o.partner_id and o.partner_id.id or ''&gt;</text:placeholder></text:p>
              <text:p text:style-name="MP24"/>
            </table:table-cell>
            <table:covered-table-cell/>
            <table:table-cell table:style-name="Table3.A4" office:value-type="string">
              <text:p text:style-name="MP25">Numero IVA</text:p>
              <text:p text:style-name="MP25"/>
              <text:p text:style-name="MP26"><text:span text:style-name="MT10"><text:placeholder text:placeholder-type="text">&lt;o.partner_id and o.partner_id.vat or ''&gt;</text:placeholder></text:span><text:span text:style-name="MT10"> </text:span></text:p>
              <text:p text:style-name="MP27"/>
            </table:table-cell>
            <table:table-cell table:style-name="Table3.F4" office:value-type="string">
              <text:p text:style-name="MP23">Pag.</text:p>
              <text:p text:style-name="MP23"/>
              <text:p text:style-name="MP28"><text:page-number text:select-page="current">1</text:page-number>/<text:page-count>1</text:page-count> </text:p>
            </table:table-cell>
          </table:table-row>
        </table:table>
        <text:p text:style-name="MP29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row table:style-name="Table6.1">
            <table:table-cell table:style-name="Table6.A1" office:value-type="string">
              <text:p text:style-name="MP23">Causale del trasporto</text:p>
              <text:p text:style-name="MP23"/>
              <text:p text:style-name="MP30"><text:placeholder text:placeholder-type="text">&lt;o.transportation_reason_id and o.transportation_reason_id.name or ''&gt;</text:placeholder></text:p>
            </table:table-cell>
            <table:table-cell table:style-name="Table6.A1" table:number-columns-spanned="3" office:value-type="string">
              <text:p text:style-name="MP23">Porto</text:p>
              <text:p text:style-name="MP23"/>
              <text:p text:style-name="MP30"><text:placeholder text:placeholder-type="text">&lt;o.carriage_condition_id and o.carriage_condition_id.name or ''&gt;</text:placeholder></text:p>
            </table:table-cell>
            <table:covered-table-cell/>
            <table:covered-table-cell/>
            <table:table-cell table:style-name="Table6.A1" table:number-columns-spanned="2" office:value-type="string">
              <text:p text:style-name="MP23">Aspetto esteriore dei beni</text:p>
              <text:p text:style-name="MP23"/>
              <text:p text:style-name="MP30"><text:placeholder text:placeholder-type="text">&lt;o.goods_description_id and o.goods_description_id.name or ''&gt;</text:placeholder></text:p>
            </table:table-cell>
            <table:covered-table-cell/>
            <table:table-cell table:style-name="Table6.A1" office:value-type="string">
              <text:p text:style-name="MP23">Numero colli</text:p>
              <text:p text:style-name="MP23"/>
              <text:p text:style-name="MP30"><text:placeholder text:placeholder-type="text">&lt;o.parcels or ''&gt;</text:placeholder></text:p>
            </table:table-cell>
            <table:table-cell table:style-name="Table6.H1" office:value-type="string">
              <text:p text:style-name="MP23">Peso</text:p>
              <text:p text:style-name="MP23"/>
              <text:p text:style-name="MP30"/>
            </table:table-cell>
          </table:table-row>
          <table:table-row table:style-name="Table6.1">
            <table:table-cell table:style-name="Table6.A2" office:value-type="string">
              <text:p text:style-name="MP31">Vettore</text:p>
              <text:p text:style-name="MP32"><text:span text:style-name="MT11"><text:placeholder text:placeholder-type="text">&lt;o.carrier_id and o.carrier_id.name or ''&gt;</text:placeholder></text:span><text:span text:style-name="MT11"> - </text:span><text:span text:style-name="MT12"><text:placeholder text:placeholder-type="text">&lt;o.carrier_id and o.carrier_id.partner_id or ''&gt;</text:placeholder></text:span></text:p>
              <text:p text:style-name="MP32"><text:span text:style-name="MT12"><text:placeholder text:placeholder-type="text">&lt;o.carrier_id and o.carrier_id.partner_id.address.street or ''&gt;</text:placeholder></text:span><text:span text:style-name="MT12">, </text:span><text:span text:style-name="MT12"><text:placeholder text:placeholder-type="text">&lt;o.carrier_id and o.carrier_id.partner_id.address.zip or ''&gt;</text:placeholder></text:span><text:span text:style-name="MT12"> - </text:span><text:span text:style-name="MT12"><text:placeholder text:placeholder-type="text">&lt;o.carrier_id and o.carrier_id.partner_id.address.city or ''&gt;</text:placeholder></text:span></text:p>
            </table:table-cell>
            <table:table-cell table:style-name="Table6.A2" table:number-columns-spanned="2" office:value-type="string">
              <text:p text:style-name="MP23">Data ritiro </text:p>
              <text:p text:style-name="MP23"/>
              <text:p text:style-name="MP25"><text:placeholder text:placeholder-type="text">&lt;if test="str(o.date_done)"&gt;</text:placeholder></text:p>
              <text:p text:style-name="MP33"><text:placeholder text:placeholder-type="text">&lt;o.date_done and (formatLang(o.date_done[0:10], date=True)) or ''&gt;</text:placeholder></text:p>
              <text:p text:style-name="MP25"><text:placeholder text:placeholder-type="text">&lt;/if&gt;</text:placeholder></text:p>
            </table:table-cell>
            <table:covered-table-cell/>
            <table:table-cell table:style-name="Table6.A2" office:value-type="string">
              <text:p text:style-name="MP23">Ora ritiro</text:p>
              <text:p text:style-name="MP23"/>
              <text:p text:style-name="MP33"><text:placeholder text:placeholder-type="text">&lt;o.date_done and (o.date_done[10:]) or ''&gt;</text:placeholder></text:p>
            </table:table-cell>
            <table:table-cell table:style-name="Table6.E2" table:number-columns-spanned="4" office:value-type="string">
              <text:p text:style-name="MP23">Note</text:p>
              <text:p text:style-name="MP34"/>
              <text:p text:style-name="MP30"><text:placeholder text:placeholder-type="text">&lt;o.note or ''&gt;</text:placeholder></text:p>
            </table:table-cell>
            <table:covered-table-cell/>
            <table:covered-table-cell/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23">Firma vettore</text:p>
              <text:p text:style-name="MP34"/>
              <text:p text:style-name="MP34"/>
            </table:table-cell>
            <table:covered-table-cell/>
            <table:table-cell table:style-name="Table6.A2" table:number-columns-spanned="3" office:value-type="string">
              <text:p text:style-name="MP25">Firma conducente</text:p>
            </table:table-cell>
            <table:covered-table-cell/>
            <table:covered-table-cell/>
            <table:table-cell table:style-name="Table6.E2" table:number-columns-spanned="3" office:value-type="string">
              <text:p text:style-name="MP25">Firma destinatario</text:p>
            </table:table-cell>
            <table:covered-table-cell/>
            <table:covered-table-cell/>
          </table:table-row>
        </table:table>
        <text:p text:style-name="MP3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3T11:03:24</meta:creation-date>
    <dc:date>2015-07-13T07:57:20.999000000</dc:date>
    <meta:editing-duration>P2DT3H47M2S</meta:editing-duration>
    <meta:editing-cycles>382</meta:editing-cycles>
    <meta:generator>LibreOffice/4.3.7.2$Windows_x86 LibreOffice_project/8a35821d8636a03b8bf4e15b48f59794652c68ba</meta:generator>
    <meta:document-statistic meta:table-count="4" meta:image-count="0" meta:object-count="0" meta:page-count="1" meta:paragraph-count="70" meta:word-count="256" meta:character-count="2630" meta:non-whitespace-character-count="2440"/>
    <meta:user-defined meta:name="Info 1">http://localhost:8069</meta:user-defined>
    <meta:user-defined meta:name="Info 2"/>
    <meta:user-defined meta:name="Info 3"/>
    <meta:user-defined meta:name="Info 4"/>
  </office:meta>
</office:document-meta>
</file>